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office:value-type="string">
            <text:p>concatenate</text:p>
          </table:table-cell>
          <table:table-cell table:style-name="ce37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20_12-52-32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56005 E-139-34-49.54467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0_14-17-55_000.jpg</text:p>
          </table:table-cell>
          <table:table-cell table:style-name="ce20" office:value-type="string">
            <text:p>:m RES 1*2 / free# JVEMV6 68#_20:s-1 / 68. theoretical-physics(tp) / w=~,topics=関数の内積,other=orig+,s=~,i=~,doc=~</text:p>
          </table:table-cell>
          <table:table-cell table:style-name="ce4"/>
          <table:table-cell table:style-name="ce4"/>
          <table:table-cell table:style-name="ce4" office:value-type="string">
            <text:p>N-35-35-28.738403 E-139-34-49.654541</text:p>
          </table:table-cell>
          <table:table-cell table:style-name="ce38" table:formula="of:=IF([.E3]=&quot;&quot;;[.C3];CONCATENATE([.C3];&quot; / &quot;;[.E3]))" office:value-type="string" office:string-value=":m RES 1*2 / free# JVEMV6 68#_20:s-1 / 68. theoretical-physics(tp) / w=~,topics=関数の内積,other=orig+,s=~,i=~,doc=~">
            <text:p>:m RES 1*2 / free# JVEMV6 68#_20:s-1 / 68. theoretical-physics(tp) / w=~,topics=関数の内積,other=orig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20_14-18-20_000.jpg</text:p>
          </table:table-cell>
          <table:table-cell table:style-name="ce20" office:value-type="string">
            <text:p>:m RES 2*2 / free# JVEMV6 68#_20:s-1 / 68. theoretical-physics(tp) / w=~,topics=基底：図形,other=orig+,s=~,i=~,doc=r-1-4~3#1</text:p>
          </table:table-cell>
          <table:table-cell table:style-name="ce19"/>
          <table:table-cell table:style-name="ce4"/>
          <table:table-cell table:style-name="ce4" office:value-type="string">
            <text:p>N-35-35-28.656005 E-139-34-49.160156</text:p>
          </table:table-cell>
          <table:table-cell table:style-name="ce38" table:formula="of:=IF([.E4]=&quot;&quot;;[.C4];CONCATENATE([.C4];&quot; / &quot;;[.E4]))" office:value-type="string" office:string-value=":m RES 2*2 / free# JVEMV6 68#_20:s-1 / 68. theoretical-physics(tp) / w=~,topics=基底：図形,other=orig+,s=~,i=~,doc=r-1-4~3#1">
            <text:p>:m RES 2*2 / free# JVEMV6 68#_20:s-1 / 68. theoretical-physics(tp) / w=~,topics=基底：図形,other=orig+,s=~,i=~,doc=r-1-4~3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20_15-35-01_000.jpg</text:p>
          </table:table-cell>
          <table:table-cell table:style-name="ce20" office:value-type="string">
            <text:p>:PHOTO 記録用 / @自室前：ベランダ / target=種 occasion=種を、水に浸した species=豆：インゲンか</text:p>
          </table:table-cell>
          <table:table-cell table:style-name="ce17"/>
          <table:table-cell table:style-name="ce4"/>
          <table:table-cell table:style-name="ce4" office:value-type="string">
            <text:p>N-35-35-28.546142 E-139-34-49.764404</text:p>
          </table:table-cell>
          <table:table-cell table:style-name="ce38" table:formula="of:=IF([.E5]=&quot;&quot;;[.C5];CONCATENATE([.C5];&quot; / &quot;;[.E5]))" office:value-type="string" office:string-value=":PHOTO 記録用 / @自室前：ベランダ / target=種 occasion=種を、水に浸した species=豆：インゲンか">
            <text:p>:PHOTO 記録用 / @自室前：ベランダ / target=種 occasion=種を、水に浸した species=豆：インゲン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20_19-01-44_000.jpg</text:p>
          </table:table-cell>
          <table:table-cell table:style-name="ce20" office:value-type="string">
            <text:p>:m :篠笛,shinobue #*# / session-memo / s.1:todays-melody,genr=~,for=practice:h:0--&gt;3,key=~,tempo=~,R=1,i.f.=~,notes=~</text:p>
          </table:table-cell>
          <table:table-cell table:style-name="ce19"/>
          <table:table-cell table:style-name="ce4"/>
          <table:table-cell table:style-name="ce4" office:value-type="string">
            <text:p>N-35-35-28.683471 E-139-34-49.599609</text:p>
          </table:table-cell>
          <table:table-cell table:style-name="ce38" table:formula="of:=IF([.E6]=&quot;&quot;;[.C6];CONCATENATE([.C6];&quot; / &quot;;[.E6]))" office:value-type="string" office:string-value=":m :篠笛,shinobue #*# / session-memo / s.1:todays-melody,genr=~,for=practice:h:0--&gt;3,key=~,tempo=~,R=1,i.f.=~,notes=~">
            <text:p>:m :篠笛,shinobue #*# / session-memo / s.1:todays-melody,genr=~,for=practice:h:0--&gt;3,key=~,tempo=~,R=1,i.f.=~,notes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20_21-11-50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59875 E-139-34-49.98413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21_01-59-37_000.jpg</text:p>
          </table:table-cell>
          <table:table-cell table:style-name="ce19" office:value-type="string">
            <text:p>:m :PHOTO 寝た時刻 / 2020 / other=この時刻以前に、うたた寝。この時刻にふと目覚めて、寝直した。初めのうたた寝は、１時半ぐらいか</text:p>
          </table:table-cell>
          <table:table-cell table:style-name="ce20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8" table:formula="of:=IF([.E8]=&quot;&quot;;[.C8];CONCATENATE([.C8];&quot; / &quot;;[.E8]))" office:value-type="string" office:string-value=":m :PHOTO 寝た時刻 / 2020 / other=この時刻以前に、うたた寝。この時刻にふと目覚めて、寝直した。初めのうたた寝は、１時半ぐらいか">
            <text:p>:m :PHOTO 寝た時刻 / 2020 / other=この時刻以前に、うたた寝。この時刻にふと目覚めて、寝直した。初めのうたた寝は、１時半ぐらい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21_07-32-57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21_07-35-20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315185 E-139-34-49.709472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0_18-37-44_000.mp4</text:p>
          </table:table-cell>
          <table:table-cell table:style-name="ce8" office:value-type="string">
            <text:p>:VIDEO / @自室 / 記録 / jap.flute / 演奏、play / f-2021-0620-1 / R=1</text:p>
          </table:table-cell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jap.flute / 演奏、play / f-2021-0620-1 / R=1">
            <text:p>:VIDEO / @自室 / 記録 / jap.flute / 演奏、play / f-2021-0620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1">2021/06/21</text:date>, <text:time>09:12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21T09:12:21.79</dc:date>
    <dc:creator>iwabuchi ken</dc:creator>
    <meta:editing-duration>P34DT15H5M16S</meta:editing-duration>
    <meta:editing-cycles>12758</meta:editing-cycles>
    <meta:document-statistic meta:table-count="1" meta:cell-count="351" meta:object-count="0"/>
  </office:meta>
</office:document-meta>
</file>